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, monospace"/>
    <style:font-face style:name="Lucida Grande" svg:font-family="'Lucida Grande', Geneva, Arial, Verdana, sans-serif"/>
    <style:font-face style:name="Ubuntu Light2" svg:font-family="'Ubuntu Light'" style:font-adornments="Light"/>
    <style:font-face style:name="Verdana" svg:font-family="Verdana, Arial, Helvetica, sans-serif"/>
    <style:font-face style:name="FreeSans1" svg:font-family="FreeSans" style:font-family-generic="swiss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 Light" fo:font-size="11pt" fo:font-weight="bold" officeooo:rsid="000871b4" officeooo:paragraph-rsid="000871b4" style:font-size-asian="11pt" style:font-weight-asian="bold" style:font-size-complex="11pt" style:font-weight-complex="bold"/>
    </style:style>
    <style:style style:name="P2" style:family="paragraph" style:parent-style-name="Text_20_body">
      <style:text-properties officeooo:paragraph-rsid="000871b4"/>
    </style:style>
    <style:style style:name="P3" style:family="paragraph" style:parent-style-name="Text_20_body">
      <style:text-properties officeooo:rsid="000967c7" officeooo:paragraph-rsid="000967c7"/>
    </style:style>
    <style:style style:name="P4" style:family="paragraph" style:parent-style-name="Text_20_body" style:list-style-name="L5">
      <style:text-properties officeooo:paragraph-rsid="000967c7"/>
    </style:style>
    <style:style style:name="P5" style:family="paragraph" style:parent-style-name="Text_20_body">
      <style:text-properties officeooo:rsid="000a9c46" officeooo:paragraph-rsid="000a9c46"/>
    </style:style>
    <style:style style:name="P6" style:family="paragraph" style:parent-style-name="Text_20_body" style:list-style-name="L6">
      <style:text-properties officeooo:rsid="000a9c46" officeooo:paragraph-rsid="000a9c46"/>
    </style:style>
    <style:style style:name="P7" style:family="paragraph" style:parent-style-name="Text_20_body" style:list-style-name="L7">
      <style:text-properties officeooo:rsid="000a9c46" officeooo:paragraph-rsid="000a9c46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Lucida Grande" fo:font-size="9pt" fo:letter-spacing="normal" fo:font-style="normal" fo:font-weight="normal" officeooo:paragraph-rsid="000871b4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874in" fo:text-indent="0in" style:auto-text-indent="false" fo:padding="0in" fo:border="none"/>
      <style:text-properties fo:font-variant="normal" fo:text-transform="none" fo:color="#333333" style:font-name="Lucida Grande" fo:font-size="9pt" fo:letter-spacing="normal" fo:font-style="normal" fo:font-weight="normal" officeooo:rsid="000871b4" officeooo:paragraph-rsid="000871b4" fo:padding="0in" fo:border="none"/>
    </style:style>
    <style:style style:name="P10" style:family="paragraph" style:parent-style-name="Heading_20_3">
      <style:text-properties officeooo:rsid="000871b4" officeooo:paragraph-rsid="000871b4"/>
    </style:style>
    <style:style style:name="P11" style:family="paragraph" style:parent-style-name="Heading_20_2">
      <style:text-properties officeooo:rsid="000871b4" officeooo:paragraph-rsid="000871b4"/>
    </style:style>
    <style:style style:name="T1" style:family="text">
      <style:text-properties officeooo:rsid="000871b4"/>
    </style:style>
    <style:style style:name="T2" style:family="text">
      <style:text-properties officeooo:rsid="000967c7"/>
    </style:style>
    <style:style style:name="T3" style:family="text">
      <style:text-properties style:font-name="Ubuntu Light2"/>
    </style:style>
    <style:style style:name="T4" style:family="text">
      <style:text-properties style:font-name="Ubuntu Ligh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. Wstęp</text:h>
      <text:h text:style-name="Heading_20_3" text:outline-level="3">1.1. Czym jest Elixir?</text:h>
      <text:p text:style-name="P3"><text:tab/>Język funkcyjny działający w BEAM stworzony na bazie Erlanga.</text:p>
      <text:h text:style-name="Heading_20_3" text:outline-level="3">1.2. Do czego służy Elixir?</text:h>
      <text:p text:style-name="Text_20_body"><text:tab/><text:span text:style-name="T2">Zastosowanie tam, gdzie mógłby być zastosowany Erlang.</text:span></text:p>
      <text:p text:style-name="P3">Distributed, reliable, soft real-time concurrent systems.</text:p>
      <text:list xml:id="list1329796611643302130" text:style-name="L5">
        <text:list-item>
          <text:p text:style-name="P4"><text:span text:style-name="T2">Telecommunication systems, e.g. controlling a switch or converting protocols.</text:span></text:p>
        </text:list-item>
        <text:list-item>
          <text:p text:style-name="P4"><text:span text:style-name="T2">Servers for Internet applications, e.g. a mail transfer agent, an IMAP-4 server, an HTTP server or a WAP Stack.</text:span></text:p>
        </text:list-item>
        <text:list-item>
          <text:p text:style-name="P4"><text:span text:style-name="T2">Telecommunication applications, e.g. handling mobility in a mobile network or providing unified messaging.</text:span></text:p>
        </text:list-item>
        <text:list-item>
          <text:p text:style-name="P4"><text:span text:style-name="T2">Database applications which require soft realtime behaviour.</text:span></text:p>
        </text:list-item>
      </text:list>
      <text:h text:style-name="Heading_20_3" text:outline-level="3">1.3. Licencja</text:h>
      <text:p text:style-name="P5">Apache License</text:p>
      <text:h text:style-name="Heading_20_2" text:outline-level="2">2. Historia</text:h>
      <text:p text:style-name="P5">Język stworzony przez Jos<text:span text:style-name="T3">é</text:span><text:span text:style-name="T4"> Valim w 2012 roku. Obecnie w wersji 1.0.0.</text:span></text:p>
      <text:h text:style-name="Heading_20_2" text:outline-level="2">3. <text:span text:style-name="T1">Cechy</text:span></text:h>
      <text:h text:style-name="P10" text:outline-level="3">3.1. Założenia</text:h>
      <text:list xml:id="list1155189121630401831" text:style-name="L7">
        <text:list-item>
          <text:p text:style-name="P7">Rozszerzalność</text:p>
        </text:list-item>
        <text:list-item>
          <text:p text:style-name="P7">Niezawodność</text:p>
        </text:list-item>
        <text:list-item>
          <text:p text:style-name="P7">Skalowalność</text:p>
        </text:list-item>
      </text:list>
      <text:list xml:id="list7965847676437824594" text:style-name="L6">
        <text:list-item>
          <text:p text:style-name="P6">Kompatybilność z OTP</text:p>
        </text:list-item>
      </text:list>
      <text:h text:style-name="P10" text:outline-level="3">3.2. Zalety</text:h>
      <text:p text:style-name="P2"/>
      <text:h text:style-name="P10" text:outline-level="3">3.3. Wady </text:h>
      <text:h text:style-name="Heading_20_3" text:outline-level="3"><text:span text:style-name="T1">3.</text:span>4. Dostęp</text:h>
      <text:p text:style-name="P1"/>
      <text:h text:style-name="P11" text:outline-level="2"><text:soft-page-break/>4. Sposób wykorzystania</text:h>
      <text:p text:style-name="P2"/>
      <text:h text:style-name="P11" text:outline-level="2">5. Testy</text:h>
      <text:h text:style-name="P10" text:outline-level="3">5.1. Wydajność</text:h>
      <text:h text:style-name="P10" text:outline-level="3">5.2. Użyteczność</text:h>
      <text:h text:style-name="P10" text:outline-level="3">5.3. Wygoda</text:h>
      <text:h text:style-name="P10" text:outline-level="3">5.4. Problemy w praktyce</text:h>
      <text:p text:style-name="P9"/>
      <text:p text:style-name="P8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" svg:font-family="Courier, monospace"/>
    <style:font-face style:name="Lucida Grande" svg:font-family="'Lucida Grande', Geneva, Arial, Verdana, sans-serif"/>
    <style:font-face style:name="Ubuntu Light2" svg:font-family="'Ubuntu Light'" style:font-adornments="Light"/>
    <style:font-face style:name="Verdana" svg:font-family="Verdana, Arial, Helvetica, sans-serif"/>
    <style:font-face style:name="FreeSans1" svg:font-family="FreeSans" style:font-family-generic="swiss"/>
    <style:font-face style:name="Ubuntu Light1" svg:font-family="'Ubuntu Light'" style:font-adornments="Bold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Ubuntu Light" fo:font-family="'Ubuntu Light'" style:font-style-name="Light" style:font-pitch="variable" fo:font-size="11pt" fo:font-weight="250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Ubuntu Light1" fo:font-family="'Ubuntu Light'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Ubuntu Light1" fo:font-family="'Ubuntu Light'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Ubuntu Light1" fo:font-family="'Ubuntu Light'" style:font-style-name="Bold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12-29T20:05:32.918644116</meta:creation-date>
    <dc:date>2014-12-29T20:42:20.395463497</dc:date>
    <dc:creator>beatka </dc:creator>
    <meta:editing-duration>PT28M4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30" meta:word-count="138" meta:character-count="909" meta:non-whitespace-character-count="804"/>
  </office:meta>
</office:document-meta>
</file>